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in" style:rel-column-width="9463*"/>
    </style:style>
    <style:style style:name="Table1.B" style:family="table-column">
      <style:table-column-properties style:column-width="5.925in" style:rel-column-width="5607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6" style:family="table-cell">
      <style:table-cell-properties fo:padding="0.0382in" fo:border-left="0.0007in solid #000000" fo:border-right="none" fo:border-top="none" fo:border-bottom="0.0007in solid #000000"/>
    </style:style>
    <style:style style:name="Table2" style:family="table">
      <style:table-properties style:width="6.925in" table:align="margins"/>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6"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ourier New"/>
    </style:style>
    <style:style style:name="P3" style:family="paragraph" style:parent-style-name="Standard">
      <style:text-properties style:font-name="Times New Roman"/>
    </style:style>
    <style:style style:name="P4" style:family="paragraph" style:parent-style-name="Standard">
      <style:text-properties style:font-name="Times New Roman" style:text-underline-style="solid" style:text-underline-width="auto" style:text-underline-color="font-color"/>
    </style:style>
    <style:style style:name="P5" style:family="paragraph" style:parent-style-name="Standard">
      <style:paragraph-properties fo:padding="0.0291in" fo:border-left="none" fo:border-right="none" fo:border-top="none" fo:border-bottom="0.0008in solid #000000" style:join-border="false"/>
    </style:style>
    <style:style style:name="P6" style:family="paragraph" style:parent-style-name="Standard">
      <style:paragraph-properties fo:padding="0.0291in" fo:border-left="none" fo:border-right="none" fo:border-top="none" fo:border-bottom="0.0008in solid #000000" style:join-border="false"/>
      <style:text-properties style:font-name="Times New Roman"/>
    </style:style>
    <style:style style:name="P7" style:family="paragraph" style:parent-style-name="Table_20_Contents">
      <style:text-properties style:font-name="Times New Roman"/>
    </style:style>
    <style:style style:name="P8" style:family="paragraph" style:parent-style-name="Standard">
      <style:text-properties style:font-name="Times New Roman"/>
    </style:style>
    <style:style style:name="P9" style:family="paragraph" style:parent-style-name="Standard">
      <style:text-properties style:font-name="Times New Roman" style:text-underline-style="none"/>
    </style:style>
    <style:style style:name="P10" style:family="paragraph" style:parent-style-name="Standard" style:list-style-name="L1">
      <style:text-properties style:font-name="Times New Roman" style:text-underline-style="none"/>
    </style:style>
    <style:style style:name="P11" style:family="paragraph" style:parent-style-name="Standard" style:list-style-name="L1">
      <style:text-properties style:font-name="Times New Roman"/>
    </style:style>
    <style:style style:name="P12" style:family="paragraph" style:parent-style-name="Standard">
      <style:text-properties style:font-name="Times New Roman" fo:font-style="normal" style:text-underline-style="none" style:font-style-asian="normal" style:font-style-complex="normal"/>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style:font-name="Courier New"/>
    </style:style>
    <style:style style:name="P15" style:family="paragraph" style:parent-style-name="Standard">
      <style:text-properties style:font-name="Times New Roman"/>
    </style:style>
    <style:style style:name="P16" style:family="paragraph" style:parent-style-name="Standard" style:list-style-name="L2">
      <style:text-properties style:font-name="Times New Roman"/>
    </style:style>
    <style:style style:name="P17" style:family="paragraph" style:parent-style-name="Standard" style:list-style-name="L3"/>
    <style:style style:name="P18" style:family="paragraph" style:parent-style-name="Standard">
      <style:paragraph-properties fo:text-align="center" style:justify-single-word="false" fo:break-before="page"/>
      <style:text-properties fo:font-weight="bold" style:font-weight-asian="bold" style:font-weight-complex="bold"/>
    </style:style>
    <style:style style:name="P19" style:family="paragraph" style:parent-style-name="Standard">
      <style:paragraph-properties fo:padding="0.0291in" fo:border-left="none" fo:border-right="none" fo:border-top="none" fo:border-bottom="0.0008in solid #000000" style:join-border="false"/>
      <style:text-properties style:font-name="Times New Roman"/>
    </style:style>
    <style:style style:name="P20" style:family="paragraph" style:parent-style-name="Standard">
      <style:paragraph-properties fo:padding="0.0291in" fo:border-left="none" fo:border-right="none" fo:border-top="none" fo:border-bottom="0.0008in solid #000000" style:join-border="false"/>
      <style:text-properties style:font-name="Times New Roman"/>
    </style:style>
    <style:style style:name="P21" style:family="paragraph" style:parent-style-name="Standard">
      <style:paragraph-properties fo:padding="0.0291in" fo:border-left="none" fo:border-right="none" fo:border-top="none" fo:border-bottom="0.0008in solid #000000" style:join-border="false"/>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font-name="Times New Roman"/>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normal" style:font-style-asian="normal" style:font-style-complex="normal"/>
    </style:style>
    <style:style style:name="T8" style:family="text">
      <style:text-properties style:font-name="Courier New"/>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dnesday</text:p>
      <text:p text:style-name="P1">Week 10</text:p>
      <text:p text:style-name="P1">3-22-17</text:p>
      <text:p text:style-name="Standard"/>
      <text:p text:style-name="Standard">Talking about the project.</text:p>
      <text:p text:style-name="Standard">Last time:</text:p>
      <text:p text:style-name="Standard"><text:tab/>Exam 2</text:p>
      <text:p text:style-name="Standard"><text:tab/>Grading should be done soon.</text:p>
      <text:p text:style-name="Standard">Today:</text:p>
      <text:p text:style-name="Standard"><text:tab/>Project 3</text:p>
      <text:p text:style-name="Standard"><text:tab/><text:tab/>- type checking</text:p>
      <text:p text:style-name="Standard"><text:tab/><text:tab/>- ???</text:p>
      <text:p text:style-name="Standard"/>
      <text:p text:style-name="Standard">The semantic checking is stuff added to the parsing.</text:p>
      <text:p text:style-name="Standard"/>
      <text:p text:style-name="Standard">As far as parsing is concerned, </text:p>
      <text:p text:style-name="Standard"/>
      <text:p text:style-name="Standard">We have an ID as part of a declaration. It doesn't care what the ID is.</text:p>
      <text:p text:style-name="Standard">Semantics cares that the IDs are different and of the correct type.</text:p>
      <text:p text:style-name="Standard"/>
      <text:p text:style-name="Standard">“The cat drank the milk” is syntactically correct.</text:p>
      <text:p text:style-name="Standard">“The milk drank the cat” is also syntactically correct, but not semantically.</text:p>
      <text:p text:style-name="P5"/>
      <text:p text:style-name="Standard"/>
      <text:p text:style-name="P2">id_list → ID | ID COMMA id_list</text:p>
      <text:p text:style-name="P2"/>
      <text:p text:style-name="P2">void parse_id_list()</text:p>
      <text:p text:style-name="P2">{</text:p>
      <text:p text:style-name="P2"><text:tab/>Token tok;</text:p>
      <text:p text:style-name="P2"><text:tab/>Token tok1;</text:p>
      <text:p text:style-name="P2"><text:tab/>tok = lexer.GetToken();</text:p>
      <text:p text:style-name="P2"><text:tab/>if(tok.token_type == ID)</text:p>
      <text:p text:style-name="P2"><text:tab/>{</text:p>
      <text:p text:style-name="P2"><text:tab/><text:tab/>tok1 = lexer.GetToken();</text:p>
      <text:p text:style-name="P2"><text:tab/><text:tab/>if(tok1.token_type == COMMA)</text:p>
      <text:p text:style-name="P2"><text:tab/><text:tab/>{</text:p>
      <text:p text:style-name="P2"><text:tab/><text:tab/><text:tab/>parse_id_list();</text:p>
      <text:p text:style-name="P2"><text:tab/><text:tab/>}</text:p>
      <text:p text:style-name="P2"><text:tab/><text:tab/>else if(tok1.token_type == COLON)</text:p>
      <text:p text:style-name="P2"><text:tab/><text:tab/>{</text:p>
      <text:p text:style-name="P2"><text:tab/><text:tab/><text:tab/>lexer.UngetToken(tok1);</text:p>
      <text:p text:style-name="P2"><text:tab/><text:tab/>}</text:p>
      <text:p text:style-name="P2"><text:tab/><text:tab/>else</text:p>
      <text:p text:style-name="P2"><text:tab/><text:tab/><text:tab/>syntax_error();</text:p>
      <text:p text:style-name="P2"><text:tab/>}</text:p>
      <text:p text:style-name="P2"><text:tab/>else</text:p>
      <text:p text:style-name="P2"><text:tab/><text:tab/>syntax_error();</text:p>
      <text:p text:style-name="P2">}</text:p>
      <text:p text:style-name="P3">When doing type-checking, we parse id_list, then parse the type name.</text:p>
      <text:p text:style-name="P3"><text:soft-page-break/>We need to capture that list of IDs. We need to capture the IDs together and put them in a list.</text:p>
      <text:p text:style-name="P3"/>
      <text:p text:style-name="P3">If we have</text:p>
      <text:p text:style-name="P2">t1, t2, t3 : INT</text:p>
      <text:p text:style-name="P3">then we need to somehow return a list of IDs so we can classify them as an INT.</text:p>
      <text:p text:style-name="P3">We're not just parsing, we're taking what we're parsing and adding it to a data structure.</text:p>
      <text:p text:style-name="P3">parse_id_list is recursive, we do it recursively.</text:p>
      <text:p text:style-name="P3">ID is a node. The id_list recursively returns a list recursively.</text:p>
      <text:p text:style-name="P3">Add the original node to the list and return the whole thing.</text:p>
      <text:p text:style-name="P3"/>
      <text:p text:style-name="P2">id_list → ID | ID COMMA id_list</text:p>
      <text:p text:style-name="P2"/>
      <text:p text:style-name="P2">struct idListNode* parse_id_list()</text:p>
      <text:p text:style-name="P2">{</text:p>
      <text:p text:style-name="P2"><text:tab/>Token tok;</text:p>
      <text:p text:style-name="P2"><text:tab/>Token tok1;</text:p>
      <text:p text:style-name="P2"><text:tab/>tok = lexer.GetToken();</text:p>
      <text:p text:style-name="P2"><text:tab/>if(tok.token_type == ID)</text:p>
      <text:p text:style-name="P2"><text:tab/>{</text:p>
      <text:p text:style-name="P2"><text:tab/><text:tab/>tok1 = lexer.GetToken();</text:p>
      <text:p text:style-name="P2"><text:tab/><text:tab/>if(tok1.token_type == COMMA)</text:p>
      <text:p text:style-name="P2"><text:tab/><text:tab/>{</text:p>
      <text:p text:style-name="P2"><text:tab/><text:tab/><text:tab/>//General case</text:p>
      <text:p text:style-name="P2"><text:tab/><text:tab/><text:tab/>result = (struct idListNode*)malloc(...)</text:p>
      <text:p text:style-name="P2"><text:tab/><text:tab/><text:tab/>result-&gt;id = tok;</text:p>
      <text:p text:style-name="P2"><text:tab/><text:tab/><text:tab/>result-&gt;next = parse_id_list();</text:p>
      <text:p text:style-name="P2"><text:tab/><text:tab/><text:tab/>return result;</text:p>
      <text:p text:style-name="P2"><text:tab/><text:tab/>}</text:p>
      <text:p text:style-name="P2"><text:tab/><text:tab/>else if(tok1.token_type == COLON)</text:p>
      <text:p text:style-name="P2"><text:tab/><text:tab/>{</text:p>
      <text:p text:style-name="P2"><text:tab/><text:tab/><text:tab/>//Base Case</text:p>
      <text:p text:style-name="P2"><text:tab/><text:tab/><text:tab/>lexer.UngetToken(tok1);</text:p>
      <text:p text:style-name="P2"><text:tab/><text:tab/><text:tab/>result = malloc(sizeof(struct idListNode));</text:p>
      <text:p text:style-name="P2"><text:tab/><text:tab/><text:tab/>result-&gt;id = tok;</text:p>
      <text:p text:style-name="P2"><text:tab/><text:tab/><text:tab/>result-&gt;next = NULL;</text:p>
      <text:p text:style-name="P2"><text:tab/><text:tab/><text:tab/>return result;</text:p>
      <text:p text:style-name="P2"><text:tab/><text:tab/>}</text:p>
      <text:p text:style-name="P2"><text:tab/><text:tab/>else</text:p>
      <text:p text:style-name="P2"><text:tab/><text:tab/><text:tab/>syntax_error();</text:p>
      <text:p text:style-name="P2"><text:tab/>}</text:p>
      <text:p text:style-name="P2"><text:tab/>else</text:p>
      <text:p text:style-name="P2"><text:tab/><text:tab/>syntax_error();</text:p>
      <text:p text:style-name="P2">}</text:p>
      <text:p text:style-name="P2"/>
      <text:p text:style-name="P3">Test with example:</text:p>
      <text:p text:style-name="P3"/>
      <text:p text:style-name="P3">a, b, c : d</text:p>
      <text:p text:style-name="P3"/>
      <text:p text:style-name="P3">(see photo on phone)</text:p>
      <text:p text:style-name="P3"><text:soft-page-break/></text:p>
      <text:p text:style-name="P3">(missed some stuff because stupid camera and phone)</text:p>
      <text:p text:style-name="P6"/>
      <text:p text:style-name="P3"/>
      <text:p text:style-name="P3">Type checking.</text:p>
      <text:p text:style-name="P3">Example:</text:p>
      <text:p text:style-name="P3"/>
      <text:p text:style-name="P3">(1)<text:tab/>TYPE</text:p>
      <text:p text:style-name="P3">(2)<text:tab/><text:tab/>t1, t2, t3 : INT //declaration 1</text:p>
      <text:p text:style-name="P3">(3)<text:tab/><text:tab/>t4 : t1 //declaration 2</text:p>
      <text:p text:style-name="P3">(4)<text:tab/>VAR</text:p>
      <text:p text:style-name="P3">(5)<text:tab/><text:tab/>a, b, c : INT //declaration 3</text:p>
      <text:p text:style-name="P3"/>
      <text:p text:style-name="P3">We need to check things here. So we need a symbol table.</text:p>
      <text:p text:style-name="P3">All work done is parse_id_list() and parse_type(). We have both pieces (see photo on phone), now we need to conect them.</text:p>
      <text:p text:style-name="P3"/>
      <text:p text:style-name="P3">Add all types to symbol table immediately. We'll find them when <text:s/>we look them up. Otherwise, we'd have to have a check “is type_name int, is type_name boolean, etc.” Just put it in immediately.</text:p>
      <text:p text:style-name="P3"/>
      <table:table table:name="Table1" table:style-name="Table1">
        <table:table-column table:style-name="Table1.A"/>
        <table:table-column table:style-name="Table1.B"/>
        <table:table-row>
          <table:table-cell table:style-name="Table1.A1" table:number-rows-spanned="5" office:value-type="string">
            <text:p text:style-name="P7">Inititalization</text:p>
            <text:p text:style-name="P7"/>
            <text:p text:style-name="P7"/>
          </table:table-cell>
          <table:table-cell table:style-name="Table1.B1" office:value-type="string">
            <text:p text:style-name="P7">“int”<text:line-break/>TYPE<text:tab/>//flag (tells whether it's type or var)</text:p>
            <text:p text:style-name="P7">0<text:tab/>//type_number. If two things have same type number, they are both int.</text:p>
          </table:table-cell>
        </table:table-row>
        <table:table-row>
          <table:covered-table-cell/>
          <table:table-cell table:style-name="Table1.B2" office:value-type="string">
            <text:p text:style-name="P7">“real”<text:line-break/>TYPE<text:line-break/>1</text:p>
          </table:table-cell>
        </table:table-row>
        <table:table-row>
          <table:covered-table-cell/>
          <table:table-cell table:style-name="Table1.B2" office:value-type="string">
            <text:p text:style-name="P7">“boolean”<text:line-break/>TYPE</text:p>
            <text:p text:style-name="P7">2</text:p>
          </table:table-cell>
        </table:table-row>
        <table:table-row>
          <table:covered-table-cell/>
          <table:table-cell table:style-name="Table1.B2" office:value-type="string">
            <text:p text:style-name="P7">“string”<text:line-break/>TYPE<text:line-break/>3</text:p>
          </table:table-cell>
        </table:table-row>
        <table:table-row>
          <table:covered-table-cell/>
          <table:table-cell table:style-name="Table1.B2" office:value-type="string">
            <text:p text:style-name="P7">“long”</text:p>
            <text:p text:style-name="P7">TYPE</text:p>
            <text:p text:style-name="P7">4</text:p>
          </table:table-cell>
        </table:table-row>
        <table:table-row>
          <table:table-cell table:style-name="Table1.A6" office:value-type="string">
            <text:p text:style-name="P7"/>
          </table:table-cell>
          <table:table-cell table:style-name="Table1.B2" office:value-type="string">
            <text:p text:style-name="P7">t1 TYPE 0</text:p>
          </table:table-cell>
        </table:table-row>
        <table:table-row>
          <table:table-cell table:style-name="Table1.A6" office:value-type="string">
            <text:p text:style-name="P7"/>
          </table:table-cell>
          <table:table-cell table:style-name="Table1.B2" office:value-type="string">
            <text:p text:style-name="P7">t2 TYPE 0</text:p>
          </table:table-cell>
        </table:table-row>
        <table:table-row>
          <table:table-cell table:style-name="Table1.A6" office:value-type="string">
            <text:p text:style-name="P7"/>
          </table:table-cell>
          <table:table-cell table:style-name="Table1.B2" office:value-type="string">
            <text:p text:style-name="P7">t3 TYPE 0</text:p>
          </table:table-cell>
        </table:table-row>
        <table:table-row>
          <table:table-cell table:style-name="Table1.B2" table:number-columns-spanned="2" office:value-type="string">
            <text:p text:style-name="P7">See note below. (This is not a space in the symbol table, this is me leaving a note.)</text:p>
          </table:table-cell>
          <table:covered-table-cell/>
        </table:table-row>
        <table:table-row>
          <table:table-cell table:style-name="Table1.A6" office:value-type="string">
            <text:p text:style-name="P7"/>
          </table:table-cell>
          <table:table-cell table:style-name="Table1.B2" office:value-type="string">
            <text:p text:style-name="P7">t4 TYPE 0</text:p>
          </table:table-cell>
        </table:table-row>
        <table:table-row>
          <table:table-cell table:style-name="Table1.A6" office:value-type="string">
            <text:p text:style-name="P7"/>
          </table:table-cell>
          <table:table-cell table:style-name="Table1.B2" office:value-type="string">
            <text:p text:style-name="P7">a VAR 0</text:p>
          </table:table-cell>
        </table:table-row>
        <table:table-row>
          <table:table-cell table:style-name="Table1.A6" office:value-type="string">
            <text:p text:style-name="P7"/>
          </table:table-cell>
          <table:table-cell table:style-name="Table1.B2" office:value-type="string">
            <text:p text:style-name="P7">b VAR 0</text:p>
          </table:table-cell>
        </table:table-row>
        <table:table-row>
          <table:table-cell table:style-name="Table1.A6" office:value-type="string">
            <text:p text:style-name="P7"/>
          </table:table-cell>
          <table:table-cell table:style-name="Table1.B2" office:value-type="string">
            <text:p text:style-name="P7">c VAR 0</text:p>
          </table:table-cell>
        </table:table-row>
      </table:table>
      <text:p text:style-name="P3"><text:soft-page-break/></text:p>
      <text:p text:style-name="P3">Note:</text:p>
      <text:p text:style-name="P3">Check if types are valid.</text:p>
      <text:p text:style-name="P3">Wait until inserting into symbol table to check for duplicates</text:p>
      <text:p text:style-name="P3">Since t1 is a type 0, then at declaration 2:</text:p>
      <text:p text:style-name="P3">1. Lookup t1, get type 0,</text:p>
      <text:p text:style-name="P3">2. Insert t4 (while checking for duplicates) with type number 0.</text:p>
      <text:p text:style-name="P3">End of note</text:p>
      <text:p text:style-name="P3"/>
      <text:p text:style-name="P3">So if we said</text:p>
      <text:p text:style-name="P3"/>
      <text:p text:style-name="P4">Implicit types</text:p>
      <text:p text:style-name="P9"/>
      <text:p text:style-name="P9">Example of something that exists in programming languages, which is figuring out the type from the usage.</text:p>
      <text:p text:style-name="P9"/>
      <text:p text:style-name="P9">Let's say we have</text:p>
      <text:p text:style-name="P9"/>
      <text:list xml:id="list5019963747531434990" text:style-name="L1">
        <text:list-item>
          <text:p text:style-name="P11">TYPE</text:p>
        </text:list-item>
        <text:list-item>
          <text:p text:style-name="P11"><text:tab/>t1, t2, t3 : INT //declaration 1</text:p>
        </text:list-item>
        <text:list-item>
          <text:p text:style-name="P11"><text:tab/>t4 : t1 //declaration 2</text:p>
        </text:list-item>
        <text:list-item>
          <text:p text:style-name="P11"><text:tab/>t5 : t6</text:p>
        </text:list-item>
        <text:list-item>
          <text:p text:style-name="P11"><text:tab/>t7 : t8</text:p>
        </text:list-item>
        <text:list-item>
          <text:p text:style-name="P11">VAR</text:p>
        </text:list-item>
        <text:list-item>
          <text:p text:style-name="P10"><text:tab/>a, b, c : INT //declaration 3</text:p>
        </text:list-item>
      </text:list>
      <text:p text:style-name="P9"/>
      <text:p text:style-name="P3"><text:span text:style-name="T1">We don't know what t5, t6, t7, or t8 are. We just know t5 and t6 are equivalent. We know t7 and t8 are also unknown, but we know they're equivalents, and we </text:span><text:span text:style-name="T2">don't</text:span><text:span text:style-name="T3"> know if they're the same as t5 and t6.</text:span></text:p>
      <text:p text:style-name="P12"/>
      <text:p text:style-name="P12"/>
      <table:table table:name="Table2" table:style-name="Table2">
        <table:table-column table:style-name="Table2.A"/>
        <table:table-column table:style-name="Table2.B"/>
        <table:table-row>
          <table:table-cell table:style-name="Table2.A1" table:number-rows-spanned="5" office:value-type="string">
            <text:p text:style-name="P7">Inititalization</text:p>
            <text:p text:style-name="P7"/>
            <text:p text:style-name="P7"/>
          </table:table-cell>
          <table:table-cell table:style-name="Table2.B1" office:value-type="string">
            <text:p text:style-name="P7">“int”<text:line-break/>TYPE<text:tab/>//flag (tells whether it's type or var)</text:p>
            <text:p text:style-name="P7">0<text:tab/>//type_number. If two things have same type number, they are both int.</text:p>
          </table:table-cell>
        </table:table-row>
        <table:table-row>
          <table:covered-table-cell/>
          <table:table-cell table:style-name="Table2.B2" office:value-type="string">
            <text:p text:style-name="P7">“real” TYPE 1</text:p>
          </table:table-cell>
        </table:table-row>
        <table:table-row>
          <table:covered-table-cell/>
          <table:table-cell table:style-name="Table2.B2" office:value-type="string">
            <text:p text:style-name="P7">“boolean” TYPE 2</text:p>
          </table:table-cell>
        </table:table-row>
        <table:table-row>
          <table:covered-table-cell/>
          <table:table-cell table:style-name="Table2.B2" office:value-type="string">
            <text:p text:style-name="P7">“string” TYPE 3</text:p>
          </table:table-cell>
        </table:table-row>
        <table:table-row>
          <table:covered-table-cell/>
          <table:table-cell table:style-name="Table2.B2" office:value-type="string">
            <text:p text:style-name="P7">“long” TYPE 4</text:p>
          </table:table-cell>
        </table:table-row>
        <table:table-row>
          <table:table-cell table:style-name="Table2.A6" office:value-type="string">
            <text:p text:style-name="P7"/>
          </table:table-cell>
          <table:table-cell table:style-name="Table2.B2" office:value-type="string">
            <text:p text:style-name="P7">t1 TYPE 0</text:p>
          </table:table-cell>
        </table:table-row>
        <table:table-row>
          <table:table-cell table:style-name="Table2.A6" office:value-type="string">
            <text:p text:style-name="P7"/>
          </table:table-cell>
          <table:table-cell table:style-name="Table2.B2" office:value-type="string">
            <text:p text:style-name="P7">t2 TYPE 0</text:p>
          </table:table-cell>
        </table:table-row>
        <table:table-row>
          <table:table-cell table:style-name="Table2.A6" office:value-type="string">
            <text:p text:style-name="P7"/>
          </table:table-cell>
          <table:table-cell table:style-name="Table2.B2" office:value-type="string">
            <text:p text:style-name="P7">t3 TYPE 0</text:p>
          </table:table-cell>
        </table:table-row>
        <table:table-row>
          <table:table-cell table:style-name="Table2.A6" office:value-type="string">
            <text:p text:style-name="P7"/>
          </table:table-cell>
          <table:table-cell table:style-name="Table2.B2" office:value-type="string">
            <text:p text:style-name="P7">t4 TYPE 0</text:p>
          </table:table-cell>
        </table:table-row>
        <table:table-row>
          <table:table-cell table:style-name="Table2.A6" office:value-type="string">
            <text:p text:style-name="P7"/>
          </table:table-cell>
          <table:table-cell table:style-name="Table2.B2" office:value-type="string">
            <text:p text:style-name="P7">t5 TYPE 5</text:p>
          </table:table-cell>
        </table:table-row>
        <table:table-row>
          <table:table-cell table:style-name="Table2.A6" office:value-type="string">
            <text:p text:style-name="P7"/>
          </table:table-cell>
          <table:table-cell table:style-name="Table2.B2" office:value-type="string">
            <text:p text:style-name="P7">t6 TYPE 5</text:p>
          </table:table-cell>
        </table:table-row>
        <table:table-row>
          <table:table-cell table:style-name="Table2.A6" office:value-type="string">
            <text:p text:style-name="P7"/>
          </table:table-cell>
          <table:table-cell table:style-name="Table2.B2" office:value-type="string">
            <text:p text:style-name="P7">t7 TYPE 6</text:p>
          </table:table-cell>
        </table:table-row>
        <text:soft-page-break/>
        <table:table-row>
          <table:table-cell table:style-name="Table2.A6" office:value-type="string">
            <text:p text:style-name="P7"/>
          </table:table-cell>
          <table:table-cell table:style-name="Table2.B2" office:value-type="string">
            <text:p text:style-name="P7">t8 TYPE 6</text:p>
          </table:table-cell>
        </table:table-row>
        <table:table-row>
          <table:table-cell table:style-name="Table2.A6" office:value-type="string">
            <text:p text:style-name="P7"/>
          </table:table-cell>
          <table:table-cell table:style-name="Table2.B2" office:value-type="string">
            <text:p text:style-name="P7">a VAR 0</text:p>
          </table:table-cell>
        </table:table-row>
        <table:table-row>
          <table:table-cell table:style-name="Table2.A6" office:value-type="string">
            <text:p text:style-name="P7"/>
          </table:table-cell>
          <table:table-cell table:style-name="Table2.B2" office:value-type="string">
            <text:p text:style-name="P7">b VAR 0</text:p>
          </table:table-cell>
        </table:table-row>
        <table:table-row>
          <table:table-cell table:style-name="Table2.A6" office:value-type="string">
            <text:p text:style-name="P7"/>
          </table:table-cell>
          <table:table-cell table:style-name="Table2.B2" office:value-type="string">
            <text:p text:style-name="P7">c VAR 0</text:p>
          </table:table-cell>
        </table:table-row>
      </table:table>
      <text:p text:style-name="Standard"/>
      <text:p text:style-name="Standard">We use type numbers 0-4 for our base types, so we need to use a new number for these new types. So 5 for t5 and t6. We don't know if t7 or t8 or the same as t5 and t6, so that gets type number 6.</text:p>
      <text:p text:style-name="Standard"/>
      <text:p text:style-name="Standard">(This should cover everything for (up to?) error code 2???)</text:p>
      <text:p text:style-name="Standard"/>
      <text:p text:style-name="Standard">Implicit type can appear for the first time in type declarations or in variable declarations.</text:p>
      <text:p text:style-name="Standard"/>
      <text:p text:style-name="Standard">Now we just have to apply the various rules.</text:p>
      <text:p text:style-name="Standard"/>
      <text:p text:style-name="Standard">Now we need to know how to do checking for the body.</text:p>
      <text:p text:style-name="Standard"/>
      <text:p text:style-name="Standard">If we have</text:p>
      <text:p text:style-name="Standard"/>
      <text:p text:style-name="P2">a = b + c * d</text:p>
      <text:p text:style-name="P3"/>
      <text:p text:style-name="P3">How do we check that all these type should be the same?</text:p>
      <text:p text:style-name="P3"/>
      <text:p text:style-name="P3">When parsing c, we parse an expression.</text:p>
      <text:p text:style-name="P3">How do we do it? Recursively.</text:p>
      <text:p text:style-name="P3"/>
      <text:p text:style-name="P2">parse_expr()</text:p>
      <text:p text:style-name="P2">{</text:p>
      <text:p text:style-name="P2"><text:tab/>parse_term()</text:p>
      <text:p text:style-name="P2"><text:tab/>parse_expr()</text:p>
      <text:p text:style-name="P2">}</text:p>
      <text:p text:style-name="P2"/>
      <text:p text:style-name="P2">c : int</text:p>
      <text:p text:style-name="P2">a : t5</text:p>
      <text:p text:style-name="P2">b : t7</text:p>
      <text:p text:style-name="P2"/>
      <text:p text:style-name="P2">a = b + c</text:p>
      <text:p text:style-name="P2"/>
      <text:p text:style-name="P2">We get two different types from <text:s/>parse_term and parse_expr</text:p>
      <text:p text:style-name="P2">so 6 becomes int. So we go everywhere there is a 6, and we say it's an int.</text:p>
      <text:p text:style-name="P3"/>
      <text:p text:style-name="P3">Had to leave to get to recitation</text:p>
      <text:p text:style-name="P3"/>
      <text:p text:style-name="P3"/>
      <text:p text:style-name="P18">Friday</text:p>
      <text:p text:style-name="P1">Week 10</text:p>
      <text:p text:style-name="P1">3-24-17</text:p>
      <text:p text:style-name="P3"/>
      <text:p text:style-name="P3">Last Time: Project:</text:p>
      <text:p text:style-name="P3">Today:</text:p>
      <text:p text:style-name="P3"><text:tab/>Project</text:p>
      <text:p text:style-name="P3"><text:tab/>Memory Allocation</text:p>
      <text:p text:style-name="P3"><text:tab/>Reference Semantics for assignment</text:p>
      <text:p text:style-name="P6"/>
      <text:p text:style-name="P3"/>
      <text:p text:style-name="P3">Continuing from last time, going over some stuff from before</text:p>
      <text:p text:style-name="P3"/>
      <text:p text:style-name="P3">t4 and t5 are same type, but we don't know what they are. So we make them type number 5</text:p>
      <text:p text:style-name="P3"/>
      <text:p text:style-name="P3">if a is t4, then it's type 5</text:p>
      <text:p text:style-name="P3">if b is type t6, then it's type 6.</text:p>
      <text:p text:style-name="P3"/>
      <text:p text:style-name="P3">Now if code says a = b, then type 5 and type 6 are equivalent.</text:p>
      <text:p text:style-name="P3">So go through symbol table and change all type 5's to type 6's, or vice-versa.</text:p>
      <text:p text:style-name="P3">This should be reflected in both the variables and the types, so t4, t5, t6, and t7 would all change to be equivalent, not just a and b.</text:p>
      <text:p text:style-name="P3"/>
      <text:p text:style-name="P3">If this happens with one being an unknown type (≥ 5), and the other being known (&lt; 4), change to the known type.</text:p>
      <text:p text:style-name="P3"/>
      <text:p text:style-name="P3">If both types are known, and they're the same type, it's fine.</text:p>
      <text:p text:style-name="P3">If both are known, but different type, then we get a type mismatch. Reals cannot become ints, ints cannot become reals (no typecasting here)</text:p>
      <text:p text:style-name="P3"/>
      <text:p text:style-name="P2">unity(int typeNum1, int typeNum2)</text:p>
      <text:p text:style-name="P2">{</text:p>
      <text:p text:style-name="P2"><text:tab/>//figure out which <text:span text:style-name="T4">common type</text:span> (if possible)</text:p>
      <text:p text:style-name="P2"><text:tab/>//typeNum1 and typeNum2 can be</text:p>
      <text:p text:style-name="P2"><text:tab/>//equal to</text:p>
      <text:p text:style-name="P2"/>
      <text:p text:style-name="P2"><text:tab/>//reflect this in the symbol table</text:p>
      <text:p text:style-name="P2"><text:tab/>//by changing typeNum1 or typeNum2</text:p>
      <text:p text:style-name="P2"><text:tab/>//everywhere to the common type</text:p>
      <text:p text:style-name="P2"/>
      <text:p text:style-name="P2"><text:tab/>//if typeNum1 and typeNum2</text:p>
      <text:p text:style-name="P2"><text:tab/>//are different built in types</text:p>
      <text:p text:style-name="P2"><text:tab/>//(int, real, etc.)</text:p>
      <text:p text:style-name="P2"><text:tab/>// =&gt; type mismatch</text:p>
      <text:p text:style-name="P2">}</text:p>
      <text:p text:style-name="P2"><text:span text:style-name="T5"/></text:p>
      <text:p text:style-name="P2"><text:span text:style-name="T5">How do we handle expressions?</text:span></text:p>
      <text:p text:style-name="P2"><text:span text:style-name="T5"/></text:p>
      <text:p text:style-name="P2"><text:span text:style-name="T5"/></text:p>
      <text:p text:style-name="P3"><text:soft-page-break/>expr, term, and factor should:</text:p>
      <text:list xml:id="list4639524179714584727" text:style-name="L2">
        <text:list-item>
          <text:p text:style-name="P16">return a type number</text:p>
        </text:list-item>
        <text:list-item>
          <text:p text:style-name="P16">ensure that their subtrees have consistent types</text:p>
        </text:list-item>
        <text:list-item>
          <text:p text:style-name="P16">(expr returns a type. Type number of a factor is same as type number of expr. Recursion)</text:p>
        </text:list-item>
      </text:list>
      <text:p text:style-name="P2"><text:span text:style-name="T5"/></text:p>
      <text:p text:style-name="P2"><text:span text:style-name="T5">We have:</text:span></text:p>
      <text:p text:style-name="P2">expr<text:tab/><text:tab/>→ </text:p>
      <text:p text:style-name="P2">term<text:tab/><text:tab/>→ factor * term //unify typeNum of factor and</text:p>
      <text:p text:style-name="P2"><text:tab/><text:tab/><text:tab/><text:tab/><text:tab/> //typeNum of term</text:p>
      <text:p text:style-name="P2"><text:tab/><text:tab/>→ factor<text:tab/><text:tab/> //return typeNum of factor</text:p>
      <text:p text:style-name="P2">factor <text:tab/>→ (expr)<text:tab/>//expr type#</text:p>
      <text:p text:style-name="P2"><text:tab/><text:tab/>→ INT<text:tab/>//return type #0</text:p>
      <text:p text:style-name="P2"><text:tab/><text:tab/>→ REAL<text:tab/>//return type #1</text:p>
      <text:p text:style-name="P2"><text:tab/><text:tab/>→ ID<text:tab/><text:tab/>//Look it up in symbol table.</text:p>
      <text:p text:style-name="P2"><text:tab/><text:tab/><text:tab/><text:tab/>//If listed, return typeNum</text:p>
      <text:p text:style-name="P2"><text:tab/><text:tab/><text:tab/><text:tab/>//If it's not listed, it's been implicity</text:p>
      <text:p text:style-name="P2"><text:tab/><text:tab/><text:tab/><text:tab/>// declared right here. So put it in symbol table</text:p>
      <text:p text:style-name="P3">Pseudocode:</text:p>
      <text:p text:style-name="P2">lookupInSymbolTable(string ID)</text:p>
      <text:p text:style-name="P2">{</text:p>
      <text:p text:style-name="P2"><text:tab/>if found</text:p>
      <text:p text:style-name="P2"><text:tab/><text:tab/>return typeNum</text:p>
      <text:p text:style-name="P2"><text:tab/>else</text:p>
      <text:p text:style-name="P2"><text:tab/><text:tab/>put in symbol table</text:p>
      <text:p text:style-name="P2">}</text:p>
      <text:p text:style-name="P3"><text:tab/></text:p>
      <text:p text:style-name="P3">If we have a condition in a while statement, then the type should be a boolean.</text:p>
      <text:p text:style-name="P3"/>
      <text:p text:style-name="P3">When we parse <text:span text:style-name="T8">a = 1 + c;</text:span>, 1 is a term, which is a factor, which is an int.</text:p>
      <text:p text:style-name="P3"/>
      <text:p text:style-name="P3">When we parse c, we'll just see that 's typeNum 7.</text:p>
      <text:p text:style-name="P3"/>
      <text:p text:style-name="P3">Now we see that part of expression is typeNum 1, and other is typeNum 7. Now we call unify, and typeNum 7 becomes TypeNum 1. c and b (be because it's same type as c) become ints.</text:p>
      <text:p text:style-name="P6"/>
      <text:p text:style-name="P3"/>
      <text:p text:style-name="P3">With allocation, you allocate by moving stack pointer forward, and deallocate, we move the pointer backward.</text:p>
      <text:p text:style-name="P3"/>
      <text:p text:style-name="P3">In C language, local variables are not initialized. Global variables are initialized to 0.</text:p>
      <text:p text:style-name="P3">Some compilers might initialize local variables to 0, but it's not required. Linux doesn't do this, but Microsoft Visual Studio does.</text:p>
      <text:p text:style-name="P3"/>
      <text:p text:style-name="P3">With aggressive optimization</text:p>
      <text:list xml:id="list5065611829892723555" text:style-name="L3">
        <text:list-item>
          <text:p text:style-name="P17"><text:span text:style-name="T5">Things that are supported by the compiler but not the language itself will be dropped across platforms.</text:span></text:p>
        </text:list-item>
        <text:list-item>
          <text:p text:style-name="P17"><text:span text:style-name="T5">Might do other things that go beyond the spec, and those will be dropped, which causes the program to misbehave</text:span></text:p>
        </text:list-item>
        <text:list-item>
          <text:p text:style-name="P17"><text:soft-page-break/><text:span text:style-name="T5">Some might even </text:span><text:span text:style-name="T6">deviate</text:span><text:span text:style-name="T7"> from the spec!</text:span></text:p>
        </text:list-item>
      </text:list>
      <text:p text:style-name="Standard"><text:span text:style-name="T7"/></text:p>
      <text:p text:style-name="Standard"><text:span text:style-name="T7">You could save space by allocating same memory to different variables by using them in different scopes.</text:span></text:p>
      <text:p text:style-name="Standard"><text:span text:style-name="T7"/></text:p>
      <text:p text:style-name="Standard"><text:span text:style-name="T7">Stack memory allocation is not done consistently for all variables. Arrays may be allocated on stack, and ints allocated elsewhere (registers, heaps, etc.)</text:span></text:p>
      <text:p text:style-name="P5"><text:span text:style-name="T7"/></text:p>
      <text:p text:style-name="Standard"><text:span text:style-name="T7"/></text:p>
      <text:p text:style-name="Standard"><text:span text:style-name="T7">Reference semantics for assignment</text:span></text:p>
      <text:p text:style-name="Standard"><text:span text:style-name="T7">Reminder:</text:span></text:p>
      <text:p text:style-name="Standard"><text:span text:style-name="T7">copy semantics:</text:span></text:p>
      <text:p text:style-name="Standard"><text:span text:style-name="T7"><text:tab/>a = b</text:span></text:p>
      <text:p text:style-name="Standard"><text:span text:style-name="T7"><text:tab/>See photo</text:span></text:p>
      <text:p text:style-name="Standard"><text:span text:style-name="T7">Reference semantics:</text:span></text:p>
      <text:p text:style-name="Standard"><text:span text:style-name="T7"><text:tab/>See photo</text:span></text:p>
      <text:p text:style-name="Standard"><text:span text:style-name="T7"/></text:p>
      <text:p text:style-name="Standard"><text:span text:style-name="T7">With Java objects, if we say a = b, then they both have same location associated with them. There are no pointers.</text:span></text:p>
      <text:p text:style-name="Standard"><text:span text:style-name="T7">In Java, when memory becomes inaccessible through the program, it goes through and collects the garb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2T08:15:06.80</meta:creation-date>
    <dc:date>2017-03-24T09:26:26.11</dc:date>
    <meta:editing-duration>PT3H49M27S</meta:editing-duration>
    <meta:editing-cycles>15</meta:editing-cycles>
    <meta:generator>OpenOffice/4.1.1$Win32 OpenOffice.org_project/411m6$Build-9775</meta:generator>
    <meta:document-statistic meta:table-count="2" meta:image-count="0" meta:object-count="0" meta:page-count="8" meta:paragraph-count="251" meta:word-count="1539" meta:character-count="8165"/>
  </office:meta>
</office:document-meta>
</file>